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text-properties officeooo:rsid="0014609b" officeooo:paragraph-rsid="001fd598"/>
    </style:style>
    <style:style style:name="P3" style:family="paragraph" style:parent-style-name="Heading_20_3">
      <style:paragraph-properties fo:break-before="page"/>
      <style:text-properties officeooo:rsid="0014609b" officeooo:paragraph-rsid="001fd598"/>
    </style:style>
    <style:style style:name="P4" style:family="paragraph" style:parent-style-name="Preformatted_20_Text" style:list-style-name="L6"/>
    <style:style style:name="P5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15"/>
    <style:style style:name="P9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17"/>
    <style:style style:name="P11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>
      <style:text-properties officeooo:rsid="0014609b" officeooo:paragraph-rsid="001fd598"/>
    </style:style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 style:list-style-name="L12"/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 style:list-style-name="L13"/>
    <style:style style:name="P36" style:family="paragraph" style:parent-style-name="Text_20_body" style:list-style-name="L13">
      <style:paragraph-properties fo:margin-top="0cm" fo:margin-bottom="0cm" style:contextual-spacing="false"/>
    </style:style>
    <style:style style:name="P37" style:family="paragraph" style:parent-style-name="Text_20_body" style:list-style-name="L14"/>
    <style:style style:name="P38" style:family="paragraph" style:parent-style-name="Text_20_body" style:list-style-name="L15"/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6"/>
    <style:style style:name="P41" style:family="paragraph" style:parent-style-name="Text_20_body" style:list-style-name="L16">
      <style:paragraph-properties fo:margin-top="0cm" fo:margin-bottom="0cm" style:contextual-spacing="false"/>
    </style:style>
    <style:style style:name="P42" style:family="paragraph" style:parent-style-name="Text_20_body" style:list-style-name="L17"/>
    <style:style style:name="T1" style:family="text">
      <style:text-properties officeooo:rsid="00244d3c"/>
    </style:style>
    <style:style style:name="T2" style:family="text">
      <style:text-properties officeooo:rsid="00273218"/>
    </style:style>
    <style:style style:name="T3" style:family="text">
      <style:text-properties officeooo:rsid="0027ffee"/>
    </style:style>
    <style:style style:name="T4" style:family="text">
      <style:text-properties officeooo:rsid="002939e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2</text:span> – <text:span text:style-name="T3">Directorio Activo</text:span></text:p>
      <text:h text:style-name="P2" text:outline-level="3"><text:span text:style-name="Strong_20_Emphasis">¿Qué es DNS?</text:span></text:h>
      <text:p text:style-name="Text_20_body"><text:span text:style-name="Strong_20_Emphasis">DNS (Domain Name System)</text:span> es el sistema que traduce los nombres de dominio de sitios web legibles para humanos (como <text:span text:style-name="Source_20_Text">www.ejemplo.com</text:span>) a direcciones IP (como <text:span text:style-name="Source_20_Text">192.168.1.1</text:span>) que los dispositivos usan para identificarse y comunicarse en una red. Es una parte fundamental del funcionamiento de Internet.</text:p>
      <text:p text:style-name="Horizontal_20_Line"/>
      <text:h text:style-name="Heading_20_3" text:outline-level="3">¿Cómo funciona el DNS?</text:h>
      <text:p text:style-name="Text_20_body">El proceso de resolución DNS funciona en varios pasos:</text:p>
      <text:list text:style-name="L7">
        <text:list-item>
          <text:p text:style-name="P25"><text:span text:style-name="Strong_20_Emphasis">Solicitud de nombre de dominio</text:span>: Cuando escribes una dirección en el navegador, como <text:span text:style-name="Source_20_Text">www.ejemplo.com</text:span>, tu dispositivo envía una consulta DNS para obtener la dirección IP asociada.</text:p>
        </text:list-item>
        <text:list-item>
          <text:p text:style-name="P25"><text:span text:style-name="Strong_20_Emphasis">Consulta al servidor DNS local</text:span>: La consulta se envía al servidor DNS local (generalmente proporcionado por tu proveedor de servicios de Internet).</text:p>
        </text:list-item>
        <text:list-item>
          <text:p text:style-name="P25"><text:span text:style-name="Strong_20_Emphasis">Resolución recursiva</text:span>: Si el servidor DNS local no tiene la IP en su caché, envía una solicitud a servidores DNS superiores o raíz para encontrar la IP correcta.</text:p>
        </text:list-item>
        <text:list-item>
          <text:p text:style-name="P25"><text:span text:style-name="Strong_20_Emphasis">Respuesta del servidor autoritativo</text:span>: Una vez encontrada, el servidor DNS autoritativo (el que contiene la información final del dominio) devuelve la dirección IP.</text:p>
        </text:list-item>
        <text:list-item>
          <text:p text:style-name="P25"><text:span text:style-name="Strong_20_Emphasis">Entrega de la dirección IP</text:span>: La dirección IP se devuelve a tu dispositivo, que se conecta al servidor web correspondiente para cargar el sitio.</text:p>
        </text:list-item>
      </text:list>
      <text:p text:style-name="Text_20_body">Este proceso ocurre en milisegundos y se puede resumir como: <text:span text:style-name="Strong_20_Emphasis">Nombre → DNS → Dirección IP</text:span>.</text:p>
      <text:p text:style-name="Horizontal_20_Line"/>
      <text:h text:style-name="Heading_20_3" text:outline-level="3">¿Qué es el AD (Active Directory) de Microsoft?</text:h>
      <text:p text:style-name="Text_20_body"><text:span text:style-name="Strong_20_Emphasis">Active Directory (AD)</text:span> es un servicio de directorio desarrollado por Microsoft para administrar redes de dominio en sistemas Windows. Es una base de datos centralizada que contiene información sobre usuarios, equipos, políticas de seguridad y recursos en una red.</text:p>
      <text:p text:style-name="Text_20_body"><text:span text:style-name="Strong_20_Emphasis">Características principales de Active Directory:</text:span></text:p>
      <text:list text:style-name="L8">
        <text:list-item>
          <text:p text:style-name="P27"><text:span text:style-name="Strong_20_Emphasis">Autenticación y autorización</text:span>: Permite a los usuarios iniciar sesión en la red con una sola cuenta centralizada.</text:p>
        </text:list-item>
        <text:list-item>
          <text:p text:style-name="P27"><text:span text:style-name="Strong_20_Emphasis">Administración centralizada</text:span>: Facilita gestionar usuarios, grupos, permisos y políticas desde una ubicación central.</text:p>
        </text:list-item>
        <text:list-item>
          <text:p text:style-name="P27"><text:span text:style-name="Strong_20_Emphasis">Escalabilidad</text:span>: Soporta desde pequeñas empresas hasta grandes organizaciones con múltiples sitios.</text:p>
        </text:list-item>
        <text:list-item>
          <text:p text:style-name="P26"><text:span text:style-name="Strong_20_Emphasis">Políticas de grupo (Group Policies)</text:span>: Permiten aplicar configuraciones de manera uniforme a los dispositivos y usuarios.</text:p>
        </text:list-item>
      </text:list>
      <text:p text:style-name="Horizontal_20_Line"/>
      <text:h text:style-name="Heading_20_3" text:outline-level="3"><text:soft-page-break/>¿Cómo se relaciona DNS con Active Directory?</text:h>
      <text:list text:style-name="L9">
        <text:list-item>
          <text:p text:style-name="P29"><text:span text:style-name="Strong_20_Emphasis">Dependencia del DNS</text:span>: Active Directory utiliza DNS para localizar recursos y servicios dentro de la red. Cuando un usuario se autentica en el dominio, el sistema necesita encontrar el controlador de dominio a través de DNS.</text:p>
        </text:list-item>
        <text:list-item>
          <text:p text:style-name="P29"><text:span text:style-name="Strong_20_Emphasis">Registros SRV</text:span>: AD crea registros especiales llamados <text:span text:style-name="Strong_20_Emphasis">registros SRV</text:span> en el servidor DNS. Estos registros ayudan a los dispositivos de la red a localizar controladores de dominio, servicios de autenticación, y otros recursos.</text:p>
        </text:list-item>
        <text:list-item>
          <text:p text:style-name="P28"><text:span text:style-name="Strong_20_Emphasis">Resolución de nombres interna</text:span>: En una red de AD, el DNS se utiliza para resolver los nombres de dispositivos y servicios internos, facilitando la comunicación eficiente.</text:p>
        </text:list-item>
      </text:list>
      <text:p text:style-name="Horizontal_20_Line"/>
      <text:h text:style-name="Heading_20_3" text:outline-level="3">Utilidad de Active Directory en un entorno centralizado</text:h>
      <text:list text:style-name="L10">
        <text:list-item>
          <text:p text:style-name="P30"><text:span text:style-name="Strong_20_Emphasis">Administración eficiente</text:span>: Facilita la gestión de cientos o miles de usuarios y dispositivos desde un solo punto de control.</text:p>
        </text:list-item>
        <text:list-item>
          <text:p text:style-name="P30"><text:span text:style-name="Strong_20_Emphasis">Seguridad mejorada</text:span>: Permite definir políticas de seguridad y permisos granulares para proteger datos y recursos.</text:p>
        </text:list-item>
        <text:list-item>
          <text:p text:style-name="P30"><text:span text:style-name="Strong_20_Emphasis">Autenticación centralizada</text:span>: Los usuarios pueden acceder a diferentes servicios y recursos usando una única cuenta de dominio.</text:p>
        </text:list-item>
        <text:list-item>
          <text:p text:style-name="P30"><text:span text:style-name="Strong_20_Emphasis">Implementación de políticas de grupo</text:span>: Aplicar configuraciones y restricciones automáticamente a grupos específicos de usuarios o dispositivos.</text:p>
        </text:list-item>
        <text:list-item>
          <text:p text:style-name="P30"><text:span text:style-name="Strong_20_Emphasis">Gestión de recursos compartidos</text:span>: Facilita el acceso a impresoras, carpetas compartidas y otros recursos de la red.</text:p>
        </text:list-item>
        <text:list-item>
          <text:p text:style-name="P30"><text:span text:style-name="Strong_20_Emphasis">Auditoría y control</text:span>: Permite registrar y monitorear el acceso y las actividades dentro del dominio para cumplir con regulaciones y políticas internas.</text:p>
        </text:list-item>
      </text:list>
      <text:p text:style-name="Text_20_body"><text:span text:style-name="Strong_20_Emphasis">Ejemplo práctico</text:span>: En una empresa, con AD y DNS configurados, un usuario puede iniciar sesión en cualquier computadora conectada al dominio y tener acceso automático a sus archivos, correos y aplicaciones asignadas, sin necesidad de configuraciones adicionales.</text:p>
      <text:p text:style-name="P24"><text:span text:style-name="Strong_20_Emphasis"><text:line-break/></text:span></text:p>
      <text:h text:style-name="P3" text:outline-level="3"><text:span text:style-name="Strong_20_Emphasis">Instalación de Windows Server 2022 en un servidor físico HP ProLiant y creación de un Active Directory con el dominio </text:span><text:span text:style-name="Strong_20_Emphasis"><text:span text:style-name="Source_20_Text">aula7.priv</text:span></text:span><text:span text:style-name="Strong_20_Emphasis">, configurando también un servidor DNS. Aquí tienes una guía paso a paso.</text:span></text:h>
      <text:p text:style-name="Horizontal_20_Line"/>
      <text:h text:style-name="Heading_20_2" text:outline-level="2">1. <text:span text:style-name="Strong_20_Emphasis">Descargar la ISO de Windows Server 2022</text:span></text:h>
      <text:list text:style-name="L11">
        <text:list-item>
          <text:p text:style-name="P31">Ve a la página oficial de Microsoft para descargar la ISO de <text:span text:style-name="Strong_20_Emphasis">Windows Server 2022</text:span> (puedes hacerlo desde el enlace oficial de Microsoft Evaluation Center).</text:p>
          <text:list>
            <text:list-item>
              <text:p text:style-name="P32"><text:a xlink:type="simple" xlink:href="https://www.microsoft.com/en-us/evalcenter/evaluate-windows-server-2022" office:target-frame-name="_new" xlink:show="replace" text:style-name="Internet_20_link" text:visited-style-name="Visited_20_Internet_20_Link">Enlace de descarga de Microsoft</text:a></text:p>
            </text:list-item>
          </text:list>
        </text:list-item>
        <text:list-item>
          <text:p text:style-name="P31">Guarda el archivo <text:span text:style-name="Source_20_Text">.iso</text:span> en tu equipo.</text:p>
        </text:list-item>
      </text:list>
      <text:p text:style-name="Horizontal_20_Line"/>
      <text:h text:style-name="Heading_20_2" text:outline-level="2">2. <text:span text:style-name="Strong_20_Emphasis">Preparar el servidor físico HP ProLiant</text:span></text:h>
      <text:list text:style-name="L12">
        <text:list-item>
          <text:p text:style-name="P33"><text:span text:style-name="Strong_20_Emphasis">Accede a la BIOS</text:span> del servidor HP ProLiant para configurar el <text:span text:style-name="Strong_20_Emphasis">arranque desde USB/DVD</text:span>:</text:p>
          <text:list>
            <text:list-item>
              <text:p text:style-name="P34">Enciende el servidor y presiona la tecla <text:span text:style-name="Strong_20_Emphasis">F9</text:span> para entrar en la configuración de la BIOS.</text:p>
            </text:list-item>
            <text:list-item>
              <text:p text:style-name="P34">Ve a la sección de <text:span text:style-name="Strong_20_Emphasis">Boot Options</text:span> y selecciona <text:span text:style-name="Strong_20_Emphasis">USB/DVD</text:span> como primer dispositivo de arranque.</text:p>
            </text:list-item>
          </text:list>
        </text:list-item>
        <text:list-item>
          <text:p text:style-name="P33"><text:span text:style-name="Strong_20_Emphasis">Crear un medio de instalación USB/DVD</text:span>:</text:p>
          <text:list>
            <text:list-item>
              <text:p text:style-name="P34">Usa una herramienta como <text:span text:style-name="Strong_20_Emphasis">Rufus</text:span> para crear un USB booteable con la ISO descargada.</text:p>
            </text:list-item>
            <text:list-item>
              <text:p text:style-name="P34">Inserta el USB en el servidor HP ProLiant.</text:p>
            </text:list-item>
          </text:list>
        </text:list-item>
        <text:list-item>
          <text:p text:style-name="P33"><text:span text:style-name="Strong_20_Emphasis">Instalar Windows Server 2022</text:span>:</text:p>
          <text:list>
            <text:list-item>
              <text:p text:style-name="P34">Reinicia el servidor y arranca desde el USB.</text:p>
            </text:list-item>
            <text:list-item>
              <text:p text:style-name="P34">Sigue los pasos del asistente de instalación:</text:p>
              <text:list>
                <text:list-item>
                  <text:p text:style-name="P34"><text:span text:style-name="Strong_20_Emphasis">Idioma y formato de hora</text:span>: Selecciona las opciones deseadas.</text:p>
                </text:list-item>
                <text:list-item>
                  <text:p text:style-name="P34"><text:span text:style-name="Strong_20_Emphasis">Tipo de instalación</text:span>: Elige <text:span text:style-name="Strong_20_Emphasis">Instalación personalizada</text:span>.</text:p>
                </text:list-item>
                <text:list-item>
                  <text:p text:style-name="P34"><text:span text:style-name="Strong_20_Emphasis">Particionado</text:span>: Crea o selecciona una partición donde instalar Windows Server.</text:p>
                </text:list-item>
                <text:list-item>
                  <text:p text:style-name="P33">La instalación se iniciará y el servidor se reiniciará automáticamente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3. <text:span text:style-name="Strong_20_Emphasis">Configurar Windows Server 2022</text:span></text:h>
      <text:list text:style-name="L13">
        <text:list-item>
          <text:p text:style-name="P35"><text:span text:style-name="Strong_20_Emphasis">Completar configuración inicial</text:span>:</text:p>
          <text:list>
            <text:list-item>
              <text:p text:style-name="P36">Establece una contraseña para el usuario <text:span text:style-name="Strong_20_Emphasis">Administrador</text:span>.</text:p>
            </text:list-item>
            <text:list-item>
              <text:p text:style-name="P36">Inicia sesión con las credenciales establecidas.</text:p>
            </text:list-item>
          </text:list>
        </text:list-item>
        <text:list-item>
          <text:p text:style-name="P35"><text:span text:style-name="Strong_20_Emphasis">Configurar red estática</text:span>:</text:p>
          <text:list>
            <text:list-item>
              <text:p text:style-name="P36">Abre <text:span text:style-name="Strong_20_Emphasis">Configuración de red</text:span> y asigna una IP estática.</text:p>
            </text:list-item>
            <text:list-item>
              <text:p text:style-name="P36">Por ejemplo:</text:p>
              <text:list>
                <text:list-item>
                  <text:p text:style-name="P36"><text:soft-page-break/><text:span text:style-name="Strong_20_Emphasis">IP</text:span>: <text:span text:style-name="Source_20_Text">192.168.10.228</text:span></text:p>
                </text:list-item>
                <text:list-item>
                  <text:p text:style-name="P36"><text:span text:style-name="Strong_20_Emphasis">Máscara de subred</text:span>: <text:span text:style-name="Source_20_Text">255.255.255.0</text:span></text:p>
                </text:list-item>
                <text:list-item>
                  <text:p text:style-name="P36"><text:span text:style-name="Strong_20_Emphasis">Puerta de enlace</text:span>: <text:span text:style-name="Source_20_Text">192.168.1</text:span><text:span text:style-name="Source_20_Text"><text:span text:style-name="T4">0</text:span></text:span><text:span text:style-name="Source_20_Text">.1</text:span></text:p>
                </text:list-item>
                <text:list-item>
                  <text:p text:style-name="P35"><text:span text:style-name="Strong_20_Emphasis">Servidor DNS preferido</text:span>: <text:span text:style-name="Source_20_Text">127.0.0.1</text:span> (porque el servidor DNS estará en este mismo servidor)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4. <text:span text:style-name="Strong_20_Emphasis">Instalar el rol de Active Directory y DNS con PowerShell</text:span></text:h>
      <text:h text:style-name="Heading_20_3" text:outline-level="3">4.1 <text:span text:style-name="Strong_20_Emphasis">Abrir PowerShell como Administrador</text:span></text:h>
      <text:h text:style-name="Heading_20_3" text:outline-level="3">4.2 <text:span text:style-name="Strong_20_Emphasis">Instalar los roles necesarios</text:span></text:h>
      <text:p text:style-name="Text_20_body">Ejecuta los siguientes comandos en PowerShell:</text:p>
      <text:p text:style-name="Preformatted_20_Text"/>
      <text:p text:style-name="P6"><text:span text:style-name="Source_20_Text"># Instalar los roles de Active Directory Domain Services y DNS</text:span></text:p>
      <text:p text:style-name="P7"><text:span text:style-name="Source_20_Text">Install-WindowsFeature -Name AD-Domain-Services, DNS -IncludeManagementTools</text:span></text:p>
      <text:h text:style-name="Heading_20_3" text:outline-level="3">4.3 <text:span text:style-name="Strong_20_Emphasis">Promover el servidor a controlador de dominio</text:span></text:h>
      <text:p text:style-name="Preformatted_20_Text"/>
      <text:p text:style-name="P6"><text:span text:style-name="Source_20_Text"># Crear un nuevo dominio llamado aula7.priv</text:span></text:p>
      <text:p text:style-name="P7"><text:span text:style-name="Source_20_Text">Install-ADDSForest -DomainName "aula7.priv" -DomainNetbiosName "AULA7" -InstallDNS -Force</text:span></text:p>
      <text:list text:style-name="L14">
        <text:list-item>
          <text:p text:style-name="P37">Se te pedirá una contraseña para el <text:span text:style-name="Strong_20_Emphasis">modo de restauración de servicios de directorio (DSRM)</text:span>. Establece una contraseña segura y confírmala.</text:p>
        </text:list-item>
        <text:list-item>
          <text:p text:style-name="P37">El servidor se reiniciará automáticamente después de la promoción.</text:p>
        </text:list-item>
      </text:list>
      <text:p text:style-name="Horizontal_20_Line"/>
      <text:h text:style-name="Heading_20_2" text:outline-level="2">5. <text:span text:style-name="Strong_20_Emphasis">Verificar la instalación de Active Directory y DNS</text:span></text:h>
      <text:list text:style-name="L15">
        <text:list-item>
          <text:p text:style-name="P38"><text:span text:style-name="Strong_20_Emphasis">Comprobar el dominio</text:span>:</text:p>
          <text:list>
            <text:list-item>
              <text:p text:style-name="P39">Inicia sesión nuevamente y abre <text:span text:style-name="Strong_20_Emphasis">PowerShell</text:span>.</text:p>
            </text:list-item>
            <text:list-item>
              <text:p text:style-name="P38">Verifica el dominio con:</text:p>
              <text:p text:style-name="P8"/>
              <text:p text:style-name="P9"><text:span text:style-name="Source_20_Text">Get-ADDomain</text:span></text:p>
            </text:list-item>
          </text:list>
        </text:list-item>
        <text:list-item>
          <text:p text:style-name="P38"><text:span text:style-name="Strong_20_Emphasis">Verificar el servicio DNS</text:span>:</text:p>
          <text:list>
            <text:list-item>
              <text:p text:style-name="P39">Abre la consola <text:span text:style-name="Strong_20_Emphasis">Administrador de DNS</text:span> (<text:span text:style-name="Source_20_Text">dnsmgmt.msc</text:span>).</text:p>
            </text:list-item>
            <text:list-item>
              <text:p text:style-name="P38">Deberías ver una zona de búsqueda directa para <text:span text:style-name="Source_20_Text">aula7.priv</text:span>.</text:p>
            </text:list-item>
          </text:list>
        </text:list-item>
      </text:list>
      <text:p text:style-name="Horizontal_20_Line"/>
      <text:h text:style-name="Heading_20_2" text:outline-level="2">6. <text:span text:style-name="Strong_20_Emphasis">Configurar un cliente para unirse al dominio</text:span></text:h>
      <text:list text:style-name="L16">
        <text:list-item>
          <text:p text:style-name="P40">En una computadora con Windows (cliente):</text:p>
          <text:list>
            <text:list-item>
              <text:p text:style-name="P41"><text:soft-page-break/>Configura la red para que use el servidor DNS (<text:span text:style-name="Source_20_Text">192.168.10.228</text:span>).</text:p>
            </text:list-item>
            <text:list-item>
              <text:p text:style-name="P41">Ve a <text:span text:style-name="Strong_20_Emphasis">Panel de Control &gt; Sistema y Seguridad &gt; Sistema &gt; Configuración avanzada del sistema</text:span>.</text:p>
            </text:list-item>
            <text:list-item>
              <text:p text:style-name="P41">Haz clic en <text:span text:style-name="Strong_20_Emphasis">Nombre de equipo &gt; Cambiar</text:span> y selecciona <text:span text:style-name="Strong_20_Emphasis">Dominio</text:span>.</text:p>
            </text:list-item>
            <text:list-item>
              <text:p text:style-name="P41">Escribe <text:span text:style-name="Source_20_Text">aula7.priv</text:span> y proporciona las credenciales de administrador del dominio cuando se te solicite.</text:p>
            </text:list-item>
          </text:list>
        </text:list-item>
        <text:list-item>
          <text:p text:style-name="P40">Reinicia el cliente para completar la unión al dominio.</text:p>
        </text:list-item>
      </text:list>
      <text:p text:style-name="Horizontal_20_Line"/>
      <text:h text:style-name="Heading_20_2" text:outline-level="2">Resumen de los comandos PowerShell utilizados</text:h>
      <text:list text:style-name="L17">
        <text:list-item>
          <text:p text:style-name="P42"><text:span text:style-name="Strong_20_Emphasis">Instalar los roles de AD y DNS</text:span>:</text:p>
          <text:p text:style-name="P10"/>
          <text:p text:style-name="P11"><text:span text:style-name="Source_20_Text">Install-WindowsFeature -Name AD-Domain-Services, DNS -IncludeManagementTools</text:span></text:p>
        </text:list-item>
        <text:list-item>
          <text:p text:style-name="P42"><text:span text:style-name="Strong_20_Emphasis">Crear un nuevo dominio</text:span>:</text:p>
          <text:p text:style-name="P10"/>
          <text:p text:style-name="P11"><text:span text:style-name="Source_20_Text">Install-ADDSForest -DomainName "aula7.priv" -DomainNetbiosName "AULA7" -InstallDNS -Force</text:span></text:p>
        </text:list-item>
      </text:list>
      <text:p text:style-name="Horizontal_20_Line"/>
      <text:p text:style-name="P2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09T17:27:32.276377475</dc:date>
    <meta:editing-duration>PT2H9M38S</meta:editing-duration>
    <meta:editing-cycles>18</meta:editing-cycles>
    <meta:generator>LibreOffice/24.2.2.2$Linux_X86_64 LibreOffice_project/d56cc158d8a96260b836f100ef4b4ef25d6f1a01</meta:generator>
    <meta:print-date>2024-12-09T17:17:28.809912924</meta:print-date>
    <meta:printed-by>Archivos PDF</meta:printed-by>
    <meta:document-statistic meta:table-count="0" meta:image-count="0" meta:object-count="0" meta:page-count="5" meta:paragraph-count="93" meta:word-count="1140" meta:character-count="7351" meta:non-whitespace-character-count="6362"/>
  </office:meta>
</office:document-meta>
</file>